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font-variant="normal" fo:text-transform="none" fo:color="#000000" style:font-name="Helvetica" fo:font-size="13.5pt" fo:letter-spacing="normal" fo:font-style="normal" fo:font-weight="normal"/>
    </style:style>
    <style:style style:name="P2" style:family="paragraph" style:parent-style-name="Text_20_body">
      <style:text-properties fo:font-variant="normal" fo:text-transform="none" fo:color="#000000" style:font-name="Helvetica" fo:font-size="10.5pt" fo:letter-spacing="normal" fo:font-style="normal" fo:font-weight="normal"/>
    </style:style>
    <style:style style:name="P3"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4"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5"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ce181e"/>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text-position="0% 100%" style:font-name="Helvetica1" fo:font-size="10.5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Helvetica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a xlink:type="simple" xlink:href="https://rockingsoccer.com/lv/futbols/help/home/category-16/article-76" text:style-name="Internet_20_link" text:visited-style-name="Visited_20_Internet_20_Link">https://rockingsoccer.com/lv/futbols/help/home/category-16/article-76</text:a></text:h>
      <text:h text:style-name="P1" text:outline-level="1">Infrastruktūras darbinieki: Darbinieku bonusu saraksts</text:h>
      <text:p text:style-name="P3">Šis ir jūsu darbinieku priekšrocību saraksts, ko katrs dod, kad tiek noalgots kādā no infrastruktūrām. Bonusa pieaugums ir lineārs no darbinieka ar prasmi 1 (minimālais) līdz darbiniekam ar prasmi 10 (maksimums).</text:p>
      <text:h text:style-name="P4" text:outline-level="3">Birojs</text:h>
      <text:p text:style-name="P3">Biroja darbinieks ļaus jums noalgot otru biroja darbinieku. Šis otrais darbinieks sniegs tādu pašu bonusu virs pirmā bonusa. Piemēram, divi darbinieki, ar 20% bonusu dos kopējo bonusu 44% (1.2 * 1.2 = 1,44)</text:p>
      <text:p text:style-name="P3">Jums joprojām var būt tikai viens darbinieks, kas piešķirts uz vienu līmeni birojā, tāpēc jums nepieciešams vismaz 3. līmeņa birojs, lai izmantotu to. Pirms tam nevarat noalgot otru biroja darbinieku.</text:p>
      <text:p text:style-name="P3">Tāpat arī ofisa darbinieks samazinās algas visiem darbiniekiem. sākot no 2%, ja prasme ir 4 līdz pat 20% ar prasmi 10. Prasme no 1 - 3 nedos citu <office:annotation office:name="__Annotation__9_865875508"><dc:creator>Nezināms autors</dc:creator><dc:date>2018-11-11T14:24:44.434000000</dc:date><text:p text:style-name="P5"><text:span text:style-name="T2">pienesumu, kā tikai - otro</text:span></text:p></office:annotation>pienesumu kā otro<office:annotation-end office:name="__Annotation__9_865875508"/> darbinieku kādā citā sadaļā.</text:p>
      <text:h text:style-name="P4" text:outline-level="3">Stadions</text:h>
      <text:p text:style-name="P3">Jūsu stadiona darbinieks sniegs 6% līdz 15% apmeklējuma bonusu, un dos jums iespēju <office:annotation office:name="__Annotation__13_865875508"><dc:creator>Nezināms autors</dc:creator><dc:date>2018-11-11T14:26:40.988000000</dc:date><text:p text:style-name="P5"><text:span text:style-name="T2">pārdot par 20</text:span></text:p></office:annotation>pārdot 20<office:annotation-end office:name="__Annotation__13_865875508"/> līdz 200 sēdvietām vairāk par vienu pārdotu biļeti.</text:p>
      <text:h text:style-name="P4" text:outline-level="3">Treniņu bāze</text:h>
      <text:p text:style-name="P3">Darbinieks treniņu bāzē dos jūsu spēlētājiem 3,7-10% papildus apmācības pieredzes punktus.</text:p>
      <text:p text:style-name="P3">Turklāt, īpašās un nemainīgās prasmes apmācības laiks būs <office:annotation office:name="__Annotation__21_865875508"><dc:creator>Nezināms autors</dc:creator><dc:date>2018-11-11T14:29:19.037000000</dc:date><text:p text:style-name="P5"><text:span text:style-name="T2">par 5,5-15% īsāks (mazāks)</text:span></text:p></office:annotation>5,5-15% ātrāks<office:annotation-end office:name="__Annotation__21_865875508"/>.</text:p>
      <text:p text:style-name="P3"><office:annotation office:name="__Annotation__26_865875508"><dc:creator>Nezināms autors</dc:creator><dc:date>2018-11-11T14:35:17.928000000</dc:date><text:p text:style-name="P5"><text:span text:style-name="T3">Salīdzinājumam: uzlabojums treniņu bāzei no 9. uz 10. līmeni dos 11% bonusu gan pieredzes punktu iegūšanai, gan īpašo un nemainīgo prasmju apmācības laikam.</text:span></text:p></office:annotation>Salīdzinājumam: uzlabot treniņu bāzi no 9. līmeņa līdz 10 līmenim dos 11% bonusu gan pieredzes punktu iegūšanai, gan īpašo un nemainīgo prasmju apmācības laiku.<office:annotation-end office:name="__Annotation__26_865875508"/></text:p>
      <text:h text:style-name="P4" text:outline-level="3">Futbola skola</text:h>
      <text:p text:style-name="P3">Futbola skolas darbinieks padarīs spēlētāju 9 līdz 27 nedēļas jaunāku un pievienos 0,4 līdz 1,5 bumbu bonusu ātruma, vai spēka vai izturības prasmē )Bonuss tiek pievienots nejauši izvēlētai prasmei).</text:p>
      <text:p text:style-name="P3">Darbinieka prasmes bonuss tiek pievienots pēc spēlētāja izveides tāpēc ir iespējams, ka spēlētājs ar darbinieka bonusu var būt sliktāks kā ļoti veiksmīgs spēlētājs bez darbinieka bonusa, bet vidēji prasmes ar darbinieku būs labākas. (viens spēlētājs bez darbinieka var būt labāks, bet vairāku spēlētāju griezumā darbinieka bonuss vidējām prasmēm būs <text:span text:style-name="T1"><office:annotation office:name="__Annotation__3_865875508"><dc:creator>Nezināms autors</dc:creator><dc:date>2018-11-11T14:19:56.552000000</dc:date><text:p text:style-name="P5"><text:span text:style-name="T2">pamanāms</text:span></text:p></office:annotation></text:span><text:span text:style-name="T1">pamanāks</text:span><office:annotation-end office:name="__Annotation__3_865875508"/>.)</text:p>
      <text:h text:style-name="P4" text:outline-level="3">Fanu veikals</text:h>
      <text:p text:style-name="P3">Darbinieks fanu veikalā samazina fanu samazināšanās reitingus par 6 - 15%, tāpat viņš uzlabos fanu pārēju nākamajā kategorijā par 6 - 15%.</text:p>
      <text:p text:style-name="P3">Šis bonuss tiek piemērots pēc sekojoša principa (piemērs 6. līmeņa fanu veikalam): bez darbinieka 0,083% no interesentiem pāriet fanu kategorijā. Ar 10 līmeņa darbinieku šis procents palielinās sekojoši: 0,083*1.15=0,09545%.</text:p>
      <text:h text:style-name="P4" text:outline-level="3"><text:soft-page-break/>Klīnika</text:h>
      <text:p text:style-name="P3">Klīnikas darbinieks samazina nogurumu par 7,5% līdz 30% un samazina traumu laiku pēc ārstēšanas līdz 86% līdz 40% no normālā laikā pēc ārstēšanas.</text:p>
      <text:p text:style-name="P3">Savainojuma ārstēšana tiek piemērota kā bonuss pēc pamata ārstēšanas. <office:annotation office:name="__Annotation__38_865875508"><dc:creator>Nezināms autors</dc:creator><dc:date>2018-11-11T14:40:06.215000000</dc:date><text:p text:style-name="P6"><text:span text:style-name="T2">komats</text:span></text:p></office:annotation>Piemēram 7<office:annotation-end office:name="__Annotation__38_865875508"/>. līmeņa klīnikā 8 dienu savainojums tiek saārstēts par 45% un ilgs tikai 4,4 dienas (8*0,55). <office:annotation office:name="__Annotation__40_865875508"><dc:creator>Nezināms autors</dc:creator><dc:date>2018-11-11T14:40:54.464000000</dc:date><text:p text:style-name="P5"><text:span text:style-name="T2">Ar 4. līmeņa darbinieku</text:span></text:p></office:annotation>Ar 4. darbinieku<office:annotation-end office:name="__Annotation__40_865875508"/> (70%) ievainojuma ilgums tiek samazināts līdz 3,08 dienām (4,4*0,7), ar diviem 10. līmeņa darbiniekiem (40%) savainojuma ilgums pēc ārstēšanas būs 0,704 dienas (4,4*0,4*0,4)..</text:p>
      <text:h text:style-name="P4" text:outline-level="3">Skautu Birojs</text:h>
      <text:p text:style-name="P3">Ar skautu biroja darbinieku jūs saņemsiet 2 līdz 20 papildus bezmaksas spēles analīzes ziņojumus. Jums arī vajadzēs maksāt 2 līdz 20% mazāk žetonus par spēlētāju izveidi.</text:p>
      <text:h text:style-name="P4" text:outline-level="3">Kafejnīca</text:h>
      <text:p text:style-name="P3">Kafejnīcas darbinieks palielinās šīs infrastruktūras ienākumus no 38 līdz 110%</text:p>
      <text:p text:style-name="P3">Sākot ar 33. sezonu kafejnīcas darbinieks ieradīsies darbā tikai tad, kad stadionā notiks līgas spēles.</text:p>
      <text:h text:style-name="P4" text:outline-level="3">Muzejs</text:h>
      <text:p text:style-name="P3">Muzeja darbinieks palielinās ienākumus par 5 līdz 50%. Tas arī samazina būvēšanas laiku muzejam par 5 līdz 50%.</text:p>
      <text:p text:style-name="P3">Divi 10. līmeņa darbinieki samazina muzeja celtniecības laiku par 75%.</text:p>
      <text:h text:style-name="P4" text:outline-level="3">Būvnieks</text:h>
      <text:p text:style-name="P3">Būvnieks netiek <text:span text:style-name="T1"><office:annotation office:name="__Annotation__42_865875508"><dc:creator>Nezināms autors</dc:creator><dc:date>2018-11-11T14:45:10.724000000</dc:date><text:p text:style-name="P5"><text:span text:style-name="T2">piesaistīts</text:span></text:p></office:annotation></text:span><text:span text:style-name="T1">piesasitīts</text:span><office:annotation-end office:name="__Annotation__42_865875508"/> kādai infrastruktūras sadaļai, bet pakļaujas tādiem pat noteikumiem kā infrastruktūrai piesaistītie darbinieki. (Būvnieks aizņem vienu vietu no ofisa lai gan nav piesaistīts infrastruktūras sadaļai.)</text:p>
      <text:p text:style-name="P3">Būvnieks samazina infrastruktūras būvēšanas ilgumu (kopš stājas darbā) noņemot 3% no nepieciešamā laika par katru līmeni. Pirmā līmeņa būvnieks samazina būvēšanas ilgumu par 3%, 10. līmeņa par 30%</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4:17:49.282000000</meta:creation-date>
    <dc:date>2018-11-11T14:48:22.251000000</dc:date>
    <meta:editing-duration>PT10M11S</meta:editing-duration>
    <meta:editing-cycles>2</meta:editing-cycles>
    <meta:generator>LibreOffice/6.0.2.1$Windows_X86_64 LibreOffice_project/f7f06a8f319e4b62f9bc5095aa112a65d2f3ac89</meta:generator>
    <meta:document-statistic meta:table-count="0" meta:image-count="0" meta:object-count="0" meta:page-count="2" meta:paragraph-count="33" meta:word-count="556" meta:character-count="3884" meta:non-whitespace-character-count="3361"/>
  </office:meta>
</office:document-meta>
</file>